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order="none" style:vertical-align="middle"/>
    </style:style>
    <style:style style:name="ce4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2"/>
          <table:table-cell table:style-name="ce16"/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2"/>
          <table:table-cell table:style-name="ce16"/>
          <table:table-cell table:number-columns-repeated="2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style-name="ce7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</text:p>
          </table:table-cell>
          <table:table-cell table:formula="of:=9879/9984" office:value-type="percentage" office:value="0.989483173076923" calcext:value-type="percentage">
            <text:p>98.95%</text:p>
          </table:table-cell>
          <table:table-cell table:formula="of:=9902/9984" office:value-type="percentage" office:value="0.991786858974359" calcext:value-type="percentage">
            <text:p>99.18%</text:p>
          </table:table-cell>
          <table:table-cell table:style-name="ce2" office:value-type="string" calcext:value-type="string">
            <text:p>-</text:p>
          </table:table-cell>
          <table:table-cell table:formula="of:=9699/9984" office:value-type="percentage" office:value="0.971454326923077" calcext:value-type="percentage">
            <text:p>97.15%</text:p>
          </table:table-cell>
          <table:table-cell table:formula="of:=9776/9984" office:value-type="percentage" office:value="0.979166666666667" calcext:value-type="percentage">
            <text:p>97.92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NIST</text:p>
          </table:table-cell>
          <table:table-cell table:style-name="ce4" table:formula="of:=9848/9984" office:value-type="percentage" office:value="0.986378205128205" calcext:value-type="percentage">
            <text:p>98.64%</text:p>
          </table:table-cell>
          <table:table-cell table:style-name="ce4" table:formula="of:=9854/9984" office:value-type="percentage" office:value="0.986979166666667" calcext:value-type="percentage">
            <text:p>98.70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714/9984" office:value-type="percentage" office:value="0.972956730769231" calcext:value-type="percentage">
            <text:p>97.30%</text:p>
          </table:table-cell>
          <table:table-cell table:style-name="ce4" table:formula="of:=9637/9984" office:value-type="percentage" office:value="0.965244391025641" calcext:value-type="percentage">
            <text:p>96.52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138/9984" office:value-type="percentage" office:value="0.915264423076923" calcext:value-type="percentage">
            <text:p>91.53%</text:p>
          </table:table-cell>
          <table:table-cell table:formula="of:=9042/9984" office:value-type="percentage" office:value="0.905649038461538" calcext:value-type="percentage">
            <text:p>90.56%</text:p>
          </table:table-cell>
          <table:table-cell table:style-name="ce5" office:value-type="string" calcext:value-type="string">
            <text:p>-</text:p>
          </table:table-cell>
          <table:table-cell table:formula="of:=8263/9984" office:value-type="percentage" office:value="0.827624198717949" calcext:value-type="percentage">
            <text:p>82.76%</text:p>
          </table:table-cell>
          <table:table-cell table:formula="of:=7929/9984" office:value-type="percentage" office:value="0.794170673076923" calcext:value-type="percentage">
            <text:p>79.42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shionMNIST</text:p>
          </table:table-cell>
          <table:table-cell table:style-name="ce4" table:formula="of:=9100/9984" office:value-type="percentage" office:value="0.911458333333333" calcext:value-type="percentage">
            <text:p>91.15%</text:p>
          </table:table-cell>
          <table:table-cell table:style-name="ce4" table:formula="of:=8902/9984" office:value-type="percentage" office:value="0.891626602564103" calcext:value-type="percentage">
            <text:p>89.16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364/9984" office:value-type="percentage" office:value="0.837740384615385" calcext:value-type="percentage">
            <text:p>83.77%</text:p>
          </table:table-cell>
          <table:table-cell table:style-name="ce4" table:formula="of:=7287/9984" office:value-type="percentage" office:value="0.729867788461538" calcext:value-type="percentage">
            <text:p>72.99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style-name="ce7"/>
          <table:table-cell table:number-columns-repeated="5"/>
          <table:table-cell table:style-name="ce17"/>
          <table:table-cell table:number-columns-repeated="2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style-name="ce7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</text:p>
          </table:table-cell>
          <table:table-cell table:formula="of:=9884/9984" office:value-type="percentage" office:value="0.989983974358974" calcext:value-type="percentage">
            <text:p>99.00%</text:p>
          </table:table-cell>
          <table:table-cell table:formula="of:=9914/9984" office:value-type="percentage" office:value="0.992988782051282" calcext:value-type="percentage">
            <text:p>99.30%</text:p>
          </table:table-cell>
          <table:table-cell table:style-name="ce2" office:value-type="string" calcext:value-type="string">
            <text:p>-</text:p>
          </table:table-cell>
          <table:table-cell table:formula="of:=9716/9984" office:value-type="percentage" office:value="0.973157051282051" calcext:value-type="percentage">
            <text:p>97.32%</text:p>
          </table:table-cell>
          <table:table-cell table:formula="of:=9768/9984" office:value-type="percentage" office:value="0.978365384615385" calcext:value-type="percentage">
            <text:p>97.84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NIST</text:p>
          </table:table-cell>
          <table:table-cell table:style-name="ce4" table:formula="of:=9863/9984" office:value-type="percentage" office:value="0.987880608974359" calcext:value-type="percentage">
            <text:p>98.79%</text:p>
          </table:table-cell>
          <table:table-cell table:style-name="ce4" table:formula="of:=9896/9984" office:value-type="percentage" office:value="0.991185897435898" calcext:value-type="percentage">
            <text:p>99.12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751/9984" office:value-type="percentage" office:value="0.97666266025641" calcext:value-type="percentage">
            <text:p>97.67%</text:p>
          </table:table-cell>
          <table:table-cell table:style-name="ce4" table:formula="of:=9745/9984" office:value-type="percentage" office:value="0.976061698717949" calcext:value-type="percentage">
            <text:p>97.61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124/9984" office:value-type="percentage" office:value="0.91386217948718" calcext:value-type="percentage">
            <text:p>91.39%</text:p>
          </table:table-cell>
          <table:table-cell table:formula="of:=9066/9984" office:value-type="percentage" office:value="0.908052884615385" calcext:value-type="percentage">
            <text:p>90.81%</text:p>
          </table:table-cell>
          <table:table-cell table:style-name="ce5" office:value-type="string" calcext:value-type="string">
            <text:p>-</text:p>
          </table:table-cell>
          <table:table-cell table:formula="of:=8165/9984" office:value-type="percentage" office:value="0.817808493589744" calcext:value-type="percentage">
            <text:p>81.78%</text:p>
          </table:table-cell>
          <table:table-cell table:formula="of:=8661/9984" office:value-type="percentage" office:value="0.867487980769231" calcext:value-type="percentage">
            <text:p>86.75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shionMNIST</text:p>
          </table:table-cell>
          <table:table-cell table:style-name="ce4" table:formula="of:=9056/9984" office:value-type="percentage" office:value="0.907051282051282" calcext:value-type="percentage">
            <text:p>90.71%</text:p>
          </table:table-cell>
          <table:table-cell table:style-name="ce4" table:formula="of:=8879/9984" office:value-type="percentage" office:value="0.889322916666667" calcext:value-type="percentage">
            <text:p>88.93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166/9984" office:value-type="percentage" office:value="0.817908653846154" calcext:value-type="percentage">
            <text:p>81.79%</text:p>
          </table:table-cell>
          <table:table-cell table:style-name="ce4" table:formula="of:=7154/9984" office:value-type="percentage" office:value="0.716546474358974" calcext:value-type="percentage">
            <text:p>71.65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style-name="ce7"/>
          <table:table-cell table:number-columns-repeated="5"/>
          <table:table-cell table:style-name="ce17"/>
          <table:table-cell table:number-columns-repeated="2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style-name="ce7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</text:p>
          </table:table-cell>
          <table:table-cell table:formula="of:=9891/9984" office:value-type="percentage" office:value="0.990685096153846" calcext:value-type="percentage">
            <text:p>99.07%</text:p>
          </table:table-cell>
          <table:table-cell table:formula="of:=9897/9984" office:value-type="percentage" office:value="0.991286057692308" calcext:value-type="percentage">
            <text:p>99.13%</text:p>
          </table:table-cell>
          <table:table-cell table:style-name="ce2" office:value-type="string" calcext:value-type="string">
            <text:p>-</text:p>
          </table:table-cell>
          <table:table-cell table:formula="of:=9749/9984" office:value-type="percentage" office:value="0.97646233974359" calcext:value-type="percentage">
            <text:p>97.65%</text:p>
          </table:table-cell>
          <table:table-cell table:formula="of:=9782/9984" office:value-type="percentage" office:value="0.979767628205128" calcext:value-type="percentage">
            <text:p>97.98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NIST</text:p>
          </table:table-cell>
          <table:table-cell table:style-name="ce4" table:formula="of:=9886/9984" office:value-type="percentage" office:value="0.990184294871795" calcext:value-type="percentage">
            <text:p>99.02%</text:p>
          </table:table-cell>
          <table:table-cell table:style-name="ce4" table:formula="of:=9865/9984" office:value-type="percentage" office:value="0.98808092948718" calcext:value-type="percentage">
            <text:p>98.81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745/9984" office:value-type="percentage" office:value="0.976061698717949" calcext:value-type="percentage">
            <text:p>97.61%</text:p>
          </table:table-cell>
          <table:table-cell table:style-name="ce4" table:formula="of:=9771/9984" office:value-type="percentage" office:value="0.978665865384615" calcext:value-type="percentage">
            <text:p>97.87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069/9984" office:value-type="percentage" office:value="0.908353365384615" calcext:value-type="percentage">
            <text:p>90.84%</text:p>
          </table:table-cell>
          <table:table-cell table:formula="of:=8934/9984" office:value-type="percentage" office:value="0.894831730769231" calcext:value-type="percentage">
            <text:p>89.48%</text:p>
          </table:table-cell>
          <table:table-cell table:style-name="ce5" office:value-type="string" calcext:value-type="string">
            <text:p>-</text:p>
          </table:table-cell>
          <table:table-cell table:formula="of:=8407/9984" office:value-type="percentage" office:value="0.842047275641026" calcext:value-type="percentage">
            <text:p>84.20%</text:p>
          </table:table-cell>
          <table:table-cell table:formula="of:=8639/9984" office:value-type="percentage" office:value="0.865284455128205" calcext:value-type="percentage">
            <text:p>86.53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shionMNIST</text:p>
          </table:table-cell>
          <table:table-cell table:style-name="ce4" table:formula="of:=9027/9984" office:value-type="percentage" office:value="0.904146634615385" calcext:value-type="percentage">
            <text:p>90.41%</text:p>
          </table:table-cell>
          <table:table-cell table:style-name="ce4" table:formula="of:=8897/9984" office:value-type="percentage" office:value="0.891125801282051" calcext:value-type="percentage">
            <text:p>89.11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711/9984" office:value-type="percentage" office:value="0.872495993589744" calcext:value-type="percentage">
            <text:p>87.25%</text:p>
          </table:table-cell>
          <table:table-cell table:style-name="ce4" table:formula="of:=7904/9984" office:value-type="percentage" office:value="0.791666666666667" calcext:value-type="percentage">
            <text:p>79.17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2"/>
          <table:table-cell table:style-name="ce16"/>
          <table:table-cell table:number-columns-repeated="9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NIST</text:p>
          </table:table-cell>
          <table:table-cell table:formula="of:=9825/9984" office:value-type="percentage" office:value="0.984074519230769" calcext:value-type="percentage">
            <text:p>98.41%</text:p>
          </table:table-cell>
          <table:table-cell table:formula="of:=9895/9984" office:value-type="percentage" office:value="0.991085737179487" calcext:value-type="percentage">
            <text:p>99.11%</text:p>
          </table:table-cell>
          <table:table-cell table:style-name="ce2" office:value-type="string" calcext:value-type="string">
            <text:p>-</text:p>
          </table:table-cell>
          <table:table-cell table:formula="of:=9712/9984" office:value-type="percentage" office:value="0.97275641025641" calcext:value-type="percentage">
            <text:p>97.28%</text:p>
          </table:table-cell>
          <table:table-cell table:formula="of:=6968/9984" office:value-type="percentage" office:value="0.697916666666667" calcext:value-type="percentage">
            <text:p>69.79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034/9984" office:value-type="percentage" office:value="0.904847756410256" calcext:value-type="percentage">
            <text:p>90.48%</text:p>
          </table:table-cell>
          <table:table-cell table:formula="of:=8896/9984" office:value-type="percentage" office:value="0.891025641025641" calcext:value-type="percentage">
            <text:p>89.10%</text:p>
          </table:table-cell>
          <table:table-cell table:style-name="ce5" office:value-type="string" calcext:value-type="string">
            <text:p>-</text:p>
          </table:table-cell>
          <table:table-cell table:formula="of:=8430/9984" office:value-type="percentage" office:value="0.844350961538462" calcext:value-type="percentage">
            <text:p>84.44%</text:p>
          </table:table-cell>
          <table:table-cell table:formula="of:=8474/9984" office:value-type="percentage" office:value="0.848758012820513" calcext:value-type="percentage">
            <text:p>84.88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number-columns-repeated="9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NIST</text:p>
          </table:table-cell>
          <table:table-cell table:formula="of:=9866/9984" office:value-type="percentage" office:value="0.98818108974359" calcext:value-type="percentage">
            <text:p>98.82%</text:p>
          </table:table-cell>
          <table:table-cell table:formula="of:=9883/9984" office:value-type="percentage" office:value="0.989883814102564" calcext:value-type="percentage">
            <text:p>98.99%</text:p>
          </table:table-cell>
          <table:table-cell table:style-name="ce2" office:value-type="string" calcext:value-type="string">
            <text:p>-</text:p>
          </table:table-cell>
          <table:table-cell table:formula="of:=9726/9984" office:value-type="percentage" office:value="0.974158653846154" calcext:value-type="percentage">
            <text:p>97.42%</text:p>
          </table:table-cell>
          <table:table-cell table:formula="of:=9691/9984" office:value-type="percentage" office:value="0.970653044871795" calcext:value-type="percentage">
            <text:p>97.07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076/9984" office:value-type="percentage" office:value="0.909054487179487" calcext:value-type="percentage">
            <text:p>90.91%</text:p>
          </table:table-cell>
          <table:table-cell table:formula="of:=9052/9984" office:value-type="percentage" office:value="0.906650641025641" calcext:value-type="percentage">
            <text:p>90.67%</text:p>
          </table:table-cell>
          <table:table-cell table:style-name="ce5" office:value-type="string" calcext:value-type="string">
            <text:p>-</text:p>
          </table:table-cell>
          <table:table-cell table:formula="of:=8233/9984" office:value-type="percentage" office:value="0.824619391025641" calcext:value-type="percentage">
            <text:p>82.46%</text:p>
          </table:table-cell>
          <table:table-cell table:formula="of:=7717/9984" office:value-type="percentage" office:value="0.772936698717949" calcext:value-type="percentage">
            <text:p>77.29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number-columns-repeated="9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NIST</text:p>
          </table:table-cell>
          <table:table-cell table:formula="of:=9894/9984" office:value-type="percentage" office:value="0.990985576923077" calcext:value-type="percentage">
            <text:p>99.10%</text:p>
          </table:table-cell>
          <table:table-cell table:formula="of:=9892/9984" office:value-type="percentage" office:value="0.990785256410256" calcext:value-type="percentage">
            <text:p>99.08%</text:p>
          </table:table-cell>
          <table:table-cell table:style-name="ce2" office:value-type="string" calcext:value-type="string">
            <text:p>-</text:p>
          </table:table-cell>
          <table:table-cell table:formula="of:=9764/9984" office:value-type="percentage" office:value="0.977964743589744" calcext:value-type="percentage">
            <text:p>97.80%</text:p>
          </table:table-cell>
          <table:table-cell table:formula="of:=9746/9984" office:value-type="percentage" office:value="0.976161858974359" calcext:value-type="percentage">
            <text:p>97.62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8969/9984" office:value-type="percentage" office:value="0.89833733974359" calcext:value-type="percentage">
            <text:p>89.83%</text:p>
          </table:table-cell>
          <table:table-cell table:formula="of:=8873/9984" office:value-type="percentage" office:value="0.888721955128205" calcext:value-type="percentage">
            <text:p>88.87%</text:p>
          </table:table-cell>
          <table:table-cell table:style-name="ce5" office:value-type="string" calcext:value-type="string">
            <text:p>-</text:p>
          </table:table-cell>
          <table:table-cell table:formula="of:=8696/9984" office:value-type="percentage" office:value="0.87099358974359" calcext:value-type="percentage">
            <text:p>87.10%</text:p>
          </table:table-cell>
          <table:table-cell table:formula="of:=8786/9984" office:value-type="percentage" office:value="0.880008012820513" calcext:value-type="percentage">
            <text:p>88.00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09:51:01.6993055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8:45:57.669291024</meta:creation-date>
    <dc:date>2024-04-20T14:25:00.297808615</dc:date>
    <meta:editing-duration>PT10H21M55S</meta:editing-duration>
    <meta:editing-cycles>88</meta:editing-cycles>
    <meta:generator>LibreOffice/24.2.2.2$Linux_X86_64 LibreOffice_project/420$Build-2</meta:generator>
    <meta:document-statistic meta:table-count="1" meta:cell-count="213" meta:object-count="0"/>
  </office:meta>
</office:document-meta>
</file>